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036cm" table:align="left"/>
    </style:style>
    <style:style style:name="Table1.A" style:family="table-column">
      <style:table-column-properties style:column-width="1.972cm"/>
    </style:style>
    <style:style style:name="Table1.B" style:family="table-column">
      <style:table-column-properties style:column-width="3.06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113cm" table:align="left"/>
    </style:style>
    <style:style style:name="Table2.A" style:family="table-column">
      <style:table-column-properties style:column-width="3.842cm"/>
    </style:style>
    <style:style style:name="Table2.B" style:family="table-column">
      <style:table-column-properties style:column-width="0.27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664cm" table:align="left"/>
    </style:style>
    <style:style style:name="Table3.A" style:family="table-column">
      <style:table-column-properties style:column-width="3.66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9.255cm" table:align="left"/>
    </style:style>
    <style:style style:name="Table4.A" style:family="table-column">
      <style:table-column-properties style:column-width="8.983cm"/>
    </style:style>
    <style:style style:name="Table4.B" style:family="table-column">
      <style:table-column-properties style:column-width="0.27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8.805cm" table:align="left"/>
    </style:style>
    <style:style style:name="Table5.A" style:family="table-column">
      <style:table-column-properties style:column-width="8.80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4.168cm" table:align="left"/>
    </style:style>
    <style:style style:name="Table6.A" style:family="table-column">
      <style:table-column-properties style:column-width="1.972cm"/>
    </style:style>
    <style:style style:name="Table6.B" style:family="table-column">
      <style:table-column-properties style:column-width="2.196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4.41cm" table:align="left"/>
    </style:style>
    <style:style style:name="Table7.A" style:family="table-column">
      <style:table-column-properties style:column-width="4.138cm"/>
    </style:style>
    <style:style style:name="Table7.B" style:family="table-column">
      <style:table-column-properties style:column-width="0.27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3.96cm" table:align="left"/>
    </style:style>
    <style:style style:name="Table8.A" style:family="table-column">
      <style:table-column-properties style:column-width="3.96cm"/>
    </style:style>
    <style:style style:name="Table8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aabd6" officeooo:paragraph-rsid="000aabd6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.CMD</text:span> File Extension</text:h>
      <text:h text:style-name="Heading_20_2" text:outline-level="2">File Type 1Windows Command Fil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Developer</text:p>
          </table:table-cell>
          <table:table-cell table:style-name="Table1.A1" office:value-type="string">
            <text:p text:style-name="Table_20_Contents">Microsoft</text:p>
          </table:table-cell>
        </table:table-row>
        <table:table-row>
          <table:table-cell table:style-name="Table1.A1" office:value-type="string">
            <text:p text:style-name="Table_20_Contents">Popularity</text:p>
          </table:table-cell>
          <table:table-cell table:style-name="Table1.A1" office:value-type="string">
            <text:section text:style-name="Sect1" text:name="ursHolder494">
              <text:p text:style-name="Table_20_Contents"/>
              <text:section text:style-name="Sect1" text:name="ratingStar1494">
                <text:p text:style-name="P3"/>
              </text:section>
              <text:section text:style-name="Sect1" text:name="ratingStar2494">
                <text:p text:style-name="P3"/>
              </text:section>
              <text:section text:style-name="Sect1" text:name="ratingStar3494">
                <text:p text:style-name="P3"/>
              </text:section>
              <text:section text:style-name="Sect1" text:name="ratingStar4494">
                <text:p text:style-name="P3"/>
              </text:section>
              <text:section text:style-name="Sect1" text:name="ratingStar5494">
                <text:p text:style-name="P3"/>
              </text:section>
              <text:section text:style-name="Sect1" text:name="ratingNum494">
                <text:p text:style-name="Table_20_Contents"><text:bookmark text:name="avgVote494"/>4.2 (<text:bookmark text:name="voteCount494"/>69 <text:bookmark text:name="voteWord494"/>Votes) </text:p>
              </text:section>
              <text:section text:style-name="Sect1" text:name="ratingMsgDiv494">
                <text:p text:style-name="P3"/>
              </text:section>
            </text:section>
          </table:table-cell>
        </table:table-row>
        <table:table-row>
          <table:table-cell table:style-name="Table1.A1" office:value-type="string">
            <text:p text:style-name="Table_20_Contents">Category</text:p>
          </table:table-cell>
          <table:table-cell table:style-name="Table1.A1" office:value-type="string">
            <text:p text:style-name="Table_20_Contents"><text:a xlink:type="simple" xlink:href="https://fileinfo.com/filetypes/executable" text:style-name="Internet_20_link" text:visited-style-name="Visited_20_Internet_20_Link">Executable Files</text:a></text:p>
          </table:table-cell>
        </table:table-row>
        <table:table-row>
          <table:table-cell table:style-name="Table1.A1" office:value-type="string">
            <text:p text:style-name="Table_20_Contents">Format</text:p>
          </table:table-cell>
          <table:table-cell table:style-name="Table1.A1" office:value-type="string">
            <text:p text:style-name="Table_20_Contents"><text:bookmark text:name="txt_0"/><text:a xlink:type="simple" xlink:href="https://fileinfo.com/extension/cmd" text:style-name="Internet_20_link" text:visited-style-name="Visited_20_Internet_20_Link">Text</text:a> </text:p>
          </table:table-cell>
        </table:table-row>
      </table:table>
      <text:h text:style-name="Heading_20_2" text:outline-level="2">What is a CMD file?</text:h>
      <text:p text:style-name="Text_20_body">Batch file that contains a series of commands executed in order; introduced with Windows NT, but can be run by <text:a xlink:type="simple" xlink:href="https://techterms.com/definition/dos" office:target-frame-name="techterms" xlink:show="replace" text:style-name="Internet_20_link" text:visited-style-name="Visited_20_Internet_20_Link">DOS</text:a> or Windows NT systems; similar to a <text:a xlink:type="simple" xlink:href="https://fileinfo.com/extension/bat" text:style-name="Internet_20_link" text:visited-style-name="Visited_20_Internet_20_Link">.BAT</text:a> file, but is run by CMD.EXE instead of COMMAND.COM.</text:p>
      <text:p text:style-name="Text_20_body">More Information</text:p>
      <text:p text:style-name="Text_20_body">Since CMD files are saved in a plain text format, they can be viewed and edited with a text editor.</text:p>
      <text:p text:style-name="P2"><text:a xlink:type="simple" xlink:href="https://fileinfo.com/software/windows_file_viewer" text:style-name="Internet_20_link" text:visited-style-name="Visited_20_Internet_20_Link">FREE DOWNLOAD</text:a></text:p>
      <text:p text:style-name="P2"><text:a xlink:type="simple" xlink:href="https://fileinfo.com/software/windows_file_viewer" text:style-name="Internet_20_link" text:visited-style-name="Visited_20_Internet_20_Link">Open and view .CMD files with File Viewer Plus.</text:a> </text:p>
      <text:p text:style-name="P2">Programs that open CMD file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Windows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Table_20_Contents"><text:a xlink:type="simple" xlink:href="https://fileinfo.com/software/windows_file_viewer" text:style-name="Internet_20_link" text:visited-style-name="Visited_20_Internet_20_Link">File Viewer Plus</text:a>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s://fileinfo.com/software/microsoft/windows" text:style-name="Internet_20_link" text:visited-style-name="Visited_20_Internet_20_Link">Microsoft Windows</text:a>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s://fileinfo.com/software/microsoft/notepad" text:style-name="Internet_20_link" text:visited-style-name="Visited_20_Internet_20_Link">Microsoft Notepad</text:a>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s://fileinfo.com/software/microsoft/wordpad" text:style-name="Internet_20_link" text:visited-style-name="Visited_20_Internet_20_Link">Microsoft WordPad</text:a>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s://fileinfo.com/software/notepad_plus_plus/notepad_plus_plus" text:style-name="Internet_20_link" text:visited-style-name="Visited_20_Internet_20_Link">Notepad++</text:a></text:p>
                </table:table-cell>
              </table:table-row>
              <table:table-row>
                <table:table-cell table:style-name="Table3.A1" office:value-type="string">
                  <text:p text:style-name="Table_20_Contents">Other <text:a xlink:type="simple" xlink:href="https://fileinfo.com/help/text_editors" text:style-name="Internet_20_link" text:visited-style-name="Visited_20_Internet_20_Link">text editor</text:a></text:p>
                </table:table-cell>
              </table:table-row>
            </table:table>
            <text:p text:style-name="Table_20_Contents"/>
          </table:table-cell>
          <table:table-cell table:style-name="Table2.A1" office:value-type="string">
            <text:p text:style-name="P3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Mac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Table_20_Contents"><text:a xlink:type="simple" xlink:href="https://fileinfo.com/software/parallels/desktop_for_mac" text:style-name="Internet_20_link" text:visited-style-name="Visited_20_Internet_20_Link">Parallels Desktop for Mac with Windows installed</text:a></text:p>
                </table:table-cell>
              </table:table-row>
            </table:table>
            <text:p text:style-name="Table_20_Contents"/>
          </table:table-cell>
          <table:table-cell table:style-name="Table4.A1" office:value-type="string">
            <text:p text:style-name="P3"/>
          </table:table-cell>
        </table:table-row>
      </table:table>
      <text:p text:style-name="Text_20_body">Updated 2/14/2011</text:p>
      <text:h text:style-name="Heading_20_2" text:outline-level="2">File Type 2M.U.G.E.N. Character Commands Fil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Developer</text:p>
          </table:table-cell>
          <table:table-cell table:style-name="Table6.A1" office:value-type="string">
            <text:p text:style-name="Table_20_Contents">Elecbyte</text:p>
          </table:table-cell>
        </table:table-row>
        <table:table-row>
          <table:table-cell table:style-name="Table6.A1" office:value-type="string">
            <text:p text:style-name="Table_20_Contents">Popularity</text:p>
          </table:table-cell>
          <table:table-cell table:style-name="Table6.A1" office:value-type="string">
            <text:section text:style-name="Sect1" text:name="ursHolder7130">
              <text:p text:style-name="Table_20_Contents"/>
              <text:section text:style-name="Sect1" text:name="ratingStar17130">
                <text:p text:style-name="P3"/>
              </text:section>
              <text:section text:style-name="Sect1" text:name="ratingStar27130">
                <text:p text:style-name="P3"/>
              </text:section>
              <text:section text:style-name="Sect1" text:name="ratingStar37130">
                <text:p text:style-name="P3"/>
              </text:section>
              <text:section text:style-name="Sect1" text:name="ratingStar47130">
                <text:p text:style-name="P3"/>
              </text:section>
              <text:section text:style-name="Sect1" text:name="ratingStar57130">
                <text:p text:style-name="P3"/>
              </text:section>
              <text:section text:style-name="Sect1" text:name="ratingNum7130">
                <text:p text:style-name="Table_20_Contents"><text:bookmark text:name="avgVote7130"/>3.9 (<text:bookmark text:name="voteCount7130"/>17 <text:bookmark text:name="voteWord7130"/>Votes) </text:p>
              </text:section>
              <text:section text:style-name="Sect1" text:name="ratingMsgDiv7130">
                <text:p text:style-name="P3"/>
              </text:section>
            </text:section>
          </table:table-cell>
        </table:table-row>
        <table:table-row>
          <table:table-cell table:style-name="Table6.A1" office:value-type="string">
            <text:p text:style-name="Table_20_Contents">Category</text:p>
          </table:table-cell>
          <table:table-cell table:style-name="Table6.A1" office:value-type="string">
            <text:p text:style-name="Table_20_Contents"><text:a xlink:type="simple" xlink:href="https://fileinfo.com/filetypes/game" text:style-name="Internet_20_link" text:visited-style-name="Visited_20_Internet_20_Link">Game Files</text:a></text:p>
          </table:table-cell>
        </table:table-row>
        <text:soft-page-break/>
        <table:table-row>
          <table:table-cell table:style-name="Table6.A1" office:value-type="string">
            <text:p text:style-name="Table_20_Contents">Format</text:p>
          </table:table-cell>
          <table:table-cell table:style-name="Table6.A1" office:value-type="string">
            <text:p text:style-name="Table_20_Contents"><text:bookmark text:name="txt_1"/><text:a xlink:type="simple" xlink:href="https://fileinfo.com/extension/cmd" text:style-name="Internet_20_link" text:visited-style-name="Visited_20_Internet_20_Link">Text</text:a> </text:p>
          </table:table-cell>
        </table:table-row>
      </table:table>
      <text:h text:style-name="Heading_20_2" text:outline-level="2">.CMD File Association 2</text:h>
      <text:p text:style-name="Text_20_body">Game file used by M.U.G.E.N., a free game engine used for creating 2D fighting games; saves the command set for a character, which defines what actions are taken when receiving keyboard input from the user; specifies when to kick, punch, jump, or take another action.</text:p>
      <text:p text:style-name="P2">Programs that open CMD fil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Windows</text:p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Table_20_Contents"><text:a xlink:type="simple" xlink:href="http://www.elecbyte.com/mugendocs-11b1/mugen.html" office:target-frame-name="_blank" xlink:show="new" text:style-name="Internet_20_link" text:visited-style-name="Visited_20_Internet_20_Link">Elecbyte M.U.G.E.N.</text:a></text:p>
                </table:table-cell>
              </table:table-row>
            </table:table>
            <text:p text:style-name="Table_20_Contents"/>
          </table:table-cell>
          <table:table-cell table:style-name="Table7.A1" office:value-type="string">
            <text:p text:style-name="P3"/>
          </table:table-cell>
        </table:table-row>
      </table:table>
      <text:p text:style-name="P2">Updated 12/6/2011</text:p>
      <text:p text:style-name="P1">https://fileinfo.com/extension/cm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3:57:03.258996881</meta:creation-date>
    <dc:date>2018-02-27T13:57:27.699503468</dc:date>
    <meta:editing-duration>PT24S</meta:editing-duration>
    <meta:editing-cycles>1</meta:editing-cycles>
    <meta:document-statistic meta:table-count="8" meta:image-count="0" meta:object-count="0" meta:page-count="2" meta:paragraph-count="43" meta:word-count="201" meta:character-count="1237" meta:non-whitespace-character-count="1074"/>
    <meta:generator>LibreOffice/5.1.6.2$Linux_X86_64 LibreOffice_project/10m0$Build-2</meta:generator>
  </office:meta>
</office:document-meta>
</file>